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19cm" fo:margin-left="-0.095cm" table:align="left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566d" officeooo:paragraph-rsid="000e566d"/>
    </style:style>
    <style:style style:name="P2" style:family="paragraph" style:parent-style-name="Table_20_Contents">
      <style:text-properties officeooo:rsid="000ea7ac" officeooo:paragraph-rsid="000ea7ac"/>
    </style:style>
    <style:style style:name="P3" style:family="paragraph" style:parent-style-name="Standard">
      <style:text-properties officeooo:rsid="00175b47" officeooo:paragraph-rsid="000e566d"/>
    </style:style>
    <style:style style:name="P4" style:family="paragraph" style:parent-style-name="Standard">
      <style:text-properties officeooo:rsid="00170b5f" officeooo:paragraph-rsid="000e566d"/>
    </style:style>
    <style:style style:name="P5" style:family="paragraph" style:parent-style-name="Standard">
      <style:text-properties officeooo:paragraph-rsid="000e566d"/>
    </style:style>
    <style:style style:name="P6" style:family="paragraph" style:parent-style-name="Standard">
      <style:text-properties fo:language="en" fo:country="US" officeooo:paragraph-rsid="000e566d"/>
    </style:style>
    <style:style style:name="P7" style:family="paragraph" style:parent-style-name="Text_20_body">
      <style:text-properties fo:language="en" fo:country="US" officeooo:paragraph-rsid="00110f2d"/>
    </style:style>
    <style:style style:name="P8" style:family="paragraph" style:parent-style-name="Text_20_body">
      <style:text-properties officeooo:paragraph-rsid="00110f2d"/>
    </style:style>
    <style:style style:name="P9" style:family="paragraph" style:parent-style-name="Text_20_body">
      <style:text-properties officeooo:paragraph-rsid="001395ac"/>
    </style:style>
    <style:style style:name="P10" style:family="paragraph" style:parent-style-name="Text_20_body">
      <style:text-properties officeooo:paragraph-rsid="001516f2"/>
    </style:style>
    <style:style style:name="P11" style:family="paragraph" style:parent-style-name="Text_20_body">
      <style:text-properties fo:language="en" fo:country="US" officeooo:paragraph-rsid="00110f2d" style:font-name-asian="Liberation Serif1" style:font-name-complex="Liberation Serif1"/>
    </style:style>
    <style:style style:name="P12" style:family="paragraph" style:parent-style-name="Text_20_body">
      <style:text-properties fo:language="en" fo:country="US" officeooo:rsid="001395ac" officeooo:paragraph-rsid="00110f2d" style:font-name-asian="Liberation Serif1" style:font-name-complex="Liberation Serif1"/>
    </style:style>
    <style:style style:name="P13" style:family="paragraph" style:parent-style-name="Text_20_body">
      <style:text-properties fo:language="en" fo:country="US" officeooo:rsid="001395ac" officeooo:paragraph-rsid="001395ac" style:font-name-asian="Liberation Serif1" style:font-name-complex="Liberation Serif1"/>
    </style:style>
    <style:style style:name="P14" style:family="paragraph" style:parent-style-name="Text_20_body">
      <style:text-properties fo:language="en" fo:country="US" officeooo:paragraph-rsid="00110f2d"/>
    </style:style>
    <style:style style:name="P15" style:family="paragraph" style:parent-style-name="Text_20_body">
      <style:text-properties fo:language="en" fo:country="US" fo:font-weight="normal" officeooo:paragraph-rsid="00110f2d" style:font-name-asian="Liberation Serif1" style:font-weight-asian="normal" style:font-name-complex="Liberation Serif1" style:font-weight-complex="normal"/>
    </style:style>
    <style:style style:name="P16" style:family="paragraph" style:parent-style-name="Text_20_body">
      <style:text-properties fo:language="en" fo:country="US" officeooo:paragraph-rsid="001ca592"/>
    </style:style>
    <style:style style:name="P17" style:family="paragraph" style:parent-style-name="Text_20_body">
      <style:text-properties fo:language="en" fo:country="US" officeooo:paragraph-rsid="001e4684"/>
    </style:style>
    <style:style style:name="P18" style:family="paragraph" style:parent-style-name="Text_20_body">
      <style:text-properties fo:language="en" fo:country="US" fo:font-weight="bold" officeooo:paragraph-rsid="001e4684" style:font-weight-asian="bold" style:font-weight-complex="bold"/>
    </style:style>
    <style:style style:name="P19" style:family="paragraph" style:parent-style-name="Text_20_body">
      <style:text-properties officeooo:paragraph-rsid="001ca592"/>
    </style:style>
    <style:style style:name="P20" style:family="paragraph" style:parent-style-name="Standard">
      <style:text-properties fo:language="en" fo:country="US" fo:font-weight="normal" officeooo:rsid="00110f2d" officeooo:paragraph-rsid="00110f2d" style:font-name-asian="Liberation Serif1" style:font-weight-asian="normal" style:font-name-complex="Liberation Serif1" style:font-weight-complex="normal"/>
    </style:style>
    <style:style style:name="P21" style:family="paragraph" style:parent-style-name="Standard">
      <style:text-properties fo:language="en" fo:country="US" fo:font-weight="normal" officeooo:rsid="00110f2d" officeooo:paragraph-rsid="001ad678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text-properties fo:language="en" fo:country="US" fo:font-weight="normal" officeooo:rsid="00110f2d" officeooo:paragraph-rsid="001e4684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text-properties fo:language="en" fo:country="US" fo:font-weight="normal" officeooo:rsid="001ad678" officeooo:paragraph-rsid="001ad678" style:font-name-asian="Liberation Serif1" style:font-weight-asian="normal" style:font-name-complex="Liberation Serif1" style:font-weight-complex="normal"/>
    </style:style>
    <style:style style:name="P24" style:family="paragraph" style:parent-style-name="Standard">
      <style:text-properties fo:language="en" fo:country="US" fo:font-weight="normal" officeooo:rsid="001bcf1c" officeooo:paragraph-rsid="001bcf1c" style:font-name-asian="Liberation Serif1" style:font-weight-asian="normal" style:font-name-complex="Liberation Serif1" style:font-weight-complex="normal"/>
    </style:style>
    <style:style style:name="P25" style:family="paragraph" style:parent-style-name="Standard">
      <style:text-properties fo:language="en" fo:country="US" fo:font-weight="normal" officeooo:rsid="001bcf1c" officeooo:paragraph-rsid="001e4684" style:font-name-asian="Liberation Serif1" style:font-weight-asian="normal" style:font-name-complex="Liberation Serif1" style:font-weight-complex="normal"/>
    </style:style>
    <style:style style:name="P26" style:family="paragraph" style:parent-style-name="Standard">
      <style:text-properties fo:language="en" fo:country="US" fo:font-weight="normal" officeooo:rsid="001ca592" officeooo:paragraph-rsid="001e4684" style:font-name-asian="Liberation Serif1" style:font-weight-asian="normal" style:font-name-complex="Liberation Serif1" style:font-weight-complex="normal"/>
    </style:style>
    <style:style style:name="T1" style:family="text">
      <style:text-properties officeooo:rsid="00175b47"/>
    </style:style>
    <style:style style:name="T2" style:family="text">
      <style:text-properties officeooo:rsid="00170b5f"/>
    </style:style>
    <style:style style:name="T3" style:family="text">
      <style:text-properties officeooo:rsid="000e566d"/>
    </style:style>
    <style:style style:name="T4" style:family="text">
      <style:text-properties officeooo:rsid="000ea7a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name-asian="Liberation Serif1" style:font-weight-asian="bold" style:font-name-complex="Liberation Serif1" style:font-weight-complex="bold"/>
    </style:style>
    <style:style style:name="T7" style:family="text">
      <style:text-properties fo:language="en" fo:country="US" fo:font-weight="bold" officeooo:rsid="001ca592" style:font-name-asian="Liberation Serif1" style:font-weight-asian="bold" style:font-name-complex="Liberation Serif1" style:font-weight-complex="bold"/>
    </style:style>
    <style:style style:name="T8" style:family="text">
      <style:text-properties fo:language="en" fo:country="US" fo:font-weight="bold" officeooo:rsid="00110f2d" style:font-name-asian="Liberation Serif1" style:font-weight-asian="bold" style:font-name-complex="Liberation Serif1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110f2d" style:font-weight-asian="bold" style:font-weight-complex="bold"/>
    </style:style>
    <style:style style:name="T11" style:family="text">
      <style:text-properties fo:language="en" fo:country="US" fo:font-weight="bold" officeooo:rsid="00136136" style:font-weight-asian="bold" style:font-weight-complex="bold"/>
    </style:style>
    <style:style style:name="T12" style:family="text">
      <style:text-properties fo:language="en" fo:country="US" fo:font-weight="bold" officeooo:rsid="00177f30" style:font-weight-asian="bold" style:font-weight-complex="bold"/>
    </style:style>
    <style:style style:name="T13" style:family="text">
      <style:text-properties fo:language="en" fo:country="US" fo:font-weight="bold" officeooo:rsid="00181b83" style:font-weight-asian="bold" style:font-weight-complex="bold"/>
    </style:style>
    <style:style style:name="T14" style:family="text">
      <style:text-properties fo:language="en" fo:country="US" fo:font-weight="bold" officeooo:rsid="001ca592" style:font-weight-asian="bold" style:font-weight-complex="bold"/>
    </style:style>
    <style:style style:name="T15" style:family="text">
      <style:text-properties fo:language="en" fo:country="US" style:font-name-asian="Liberation Serif1" style:font-name-complex="Liberation Serif1"/>
    </style:style>
    <style:style style:name="T16" style:family="text">
      <style:text-properties fo:language="en" fo:country="US" officeooo:rsid="001395ac" style:font-name-asian="Liberation Serif1" style:font-name-complex="Liberation Serif1"/>
    </style:style>
    <style:style style:name="T17" style:family="text">
      <style:text-properties fo:language="en" fo:country="US" officeooo:rsid="0013b69d" style:font-name-asian="Liberation Serif1" style:font-name-complex="Liberation Serif1"/>
    </style:style>
    <style:style style:name="T18" style:family="text">
      <style:text-properties fo:language="en" fo:country="US" officeooo:rsid="001516f2" style:font-name-asian="Liberation Serif1" style:font-name-complex="Liberation Serif1"/>
    </style:style>
    <style:style style:name="T19" style:family="text">
      <style:text-properties fo:language="en" fo:country="US" fo:font-weight="normal" style:font-name-asian="Liberation Serif1" style:font-weight-asian="normal" style:font-name-complex="Liberation Serif1" style:font-weight-complex="normal"/>
    </style:style>
    <style:style style:name="T20" style:family="text">
      <style:text-properties fo:language="en" fo:country="US" fo:font-weight="normal" officeooo:rsid="001516f2" style:font-name-asian="Liberation Serif1" style:font-weight-asian="normal" style:font-name-complex="Liberation Serif1" style:font-weight-complex="normal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1ad678" style:font-weight-asian="normal" style:font-weight-complex="normal"/>
    </style:style>
    <style:style style:name="T23" style:family="text">
      <style:text-properties fo:language="en" fo:country="US" officeooo:rsid="0013b69d"/>
    </style:style>
    <style:style style:name="T24" style:family="text">
      <style:text-properties fo:language="en" fo:country="US" officeooo:rsid="001516f2"/>
    </style:style>
    <style:style style:name="T25" style:family="text">
      <style:text-properties officeooo:rsid="0011c395"/>
    </style:style>
    <style:style style:name="T26" style:family="text">
      <style:text-properties officeooo:rsid="0013613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0f2d" style:font-weight-asian="bold" style:font-weight-complex="bold"/>
    </style:style>
    <style:style style:name="T29" style:family="text">
      <style:text-properties fo:font-weight="bold" officeooo:rsid="0011c395" style:font-weight-asian="bold" style:font-weight-complex="bold"/>
    </style:style>
    <style:style style:name="T30" style:family="text">
      <style:text-properties fo:font-weight="bold" officeooo:rsid="00181b83" style:font-weight-asian="bold" style:font-weight-complex="bold"/>
    </style:style>
    <style:style style:name="T31" style:family="text">
      <style:text-properties fo:font-weight="bold" officeooo:rsid="0018c08b" style:font-weight-asian="bold" style:font-weight-complex="bold"/>
    </style:style>
    <style:style style:name="T32" style:family="text">
      <style:text-properties fo:font-weight="bold" officeooo:rsid="001ad678" style:font-weight-asian="bold" style:font-weight-complex="bold"/>
    </style:style>
    <style:style style:name="T33" style:family="text">
      <style:text-properties fo:font-weight="bold" officeooo:rsid="001ca592" style:font-weight-asian="bold" style:font-weight-complex="bold"/>
    </style:style>
    <style:style style:name="T34" style:family="text">
      <style:text-properties officeooo:rsid="0016f018"/>
    </style:style>
    <style:style style:name="T35" style:family="text">
      <style:text-properties officeooo:rsid="0018c08b"/>
    </style:style>
    <style:style style:name="T36" style:family="text">
      <style:text-properties officeooo:rsid="001ad6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<text:span text:style-name="T34">f</text:span>SL.NO </text:p>
          </table:table-cell>
          <table:table-cell table:style-name="Table1.A1" office:value-type="string">
            <text:p text:style-name="P4">ERROR <text:span text:style-name="T3">MESSAGE</text:span></text:p>
          </table:table-cell>
          <table:table-cell table:style-name="Table1.C1" office:value-type="string">
            <text:p text:style-name="P1">RETURN VALUE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<text:span text:style-name="T1">CML_AudioFile</text:span>_range_exceeded </text:p>
          </table:table-cell>
          <table:table-cell table:style-name="Table1.C2" office:value-type="string">
            <text:p text:style-name="Table_20_Contents">-<text:span text:style-name="T3">1</text:span>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<text:s/><text:span text:style-name="T1">CML_</text:span>No_arguments </text:p>
          </table:table-cell>
          <table:table-cell table:style-name="Table1.C2" office:value-type="string">
            <text:p text:style-name="Table_20_Contents">-<text:span text:style-name="T4">2</text:span>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<text:span text:style-name="T1">CML_</text:span>Invalid_file_<text:span text:style-name="T1">format</text:span> </text:p>
          </table:table-cell>
          <table:table-cell table:style-name="Table1.C2" office:value-type="string">
            <text:p text:style-name="Table_20_Contents">-<text:span text:style-name="T4">3</text:span>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4"><text:span text:style-name="T1">CML</text:span>_File_Not_Found </text:p>
          </table:table-cell>
          <table:table-cell table:style-name="Table1.C2" office:value-type="string">
            <text:p text:style-name="Table_20_Contents">-<text:span text:style-name="T4">4</text:span>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CML_Previous_Invalid<text:span text:style-name="T2"> </text:span></text:p>
          </table:table-cell>
          <table:table-cell table:style-name="Table1.C2" office:value-type="string">
            <text:p text:style-name="Table_20_Contents">-<text:span text:style-name="T4">5</text:span>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4"><text:span text:style-name="T1">CML_Next_Invalid</text:span> </text:p>
          </table:table-cell>
          <table:table-cell table:style-name="Table1.C2" office:value-type="string">
            <text:p text:style-name="Table_20_Contents">-<text:span text:style-name="T4">6</text:span>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CML_Invalid_SeekValue </text:p>
          </table:table-cell>
          <table:table-cell table:style-name="Table1.C2" office:value-type="string">
            <text:p text:style-name="Table_20_Contents">-<text:span text:style-name="T4">7</text:span>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CML_Cannot_SeekBackward</text:p>
          </table:table-cell>
          <table:table-cell table:style-name="Table1.C2" office:value-type="string">
            <text:p text:style-name="Table_20_Contents">-<text:span text:style-name="T4">8</text:span>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CML_Cannot_SeekForward</text:p>
          </table:table-cell>
          <table:table-cell table:style-name="Table1.C2" office:value-type="string">
            <text:p text:style-name="Table_20_Contents">-<text:span text:style-name="T4">9</text:span>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CML_Cannot_Pause</text:p>
          </table:table-cell>
          <table:table-cell table:style-name="Table1.C2" office:value-type="string">
            <text:p text:style-name="Table_20_Contents">-<text:span text:style-name="T4">10</text:span>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4"><text:span text:style-name="T1">CML</text:span>_Invalid_Key </text:p>
          </table:table-cell>
          <table:table-cell table:style-name="Table1.C2" office:value-type="string">
            <text:p text:style-name="Table_20_Contents">-<text:span text:style-name="T4">11</text:span>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4"><text:span text:style-name="T1">CML_MINVolume_attained</text:span> </text:p>
          </table:table-cell>
          <table:table-cell table:style-name="Table1.C2" office:value-type="string">
            <text:p text:style-name="Table_20_Contents">-<text:span text:style-name="T4">12</text:span>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>C<text:span text:style-name="T3">M</text:span>L_MAXVolume_attained -</text:p>
          </table:table-cell>
          <table:table-cell table:style-name="Table1.C2" office:value-type="string">
            <text:p text:style-name="Table_20_Contents">-<text:span text:style-name="T4">13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8"><text:span text:style-name="T6"><text:s/></text:span><text:span text:style-name="T9">status </text:span><text:span text:style-name="T14">cml</text:span><text:span text:style-name="T10">_</text:span><text:span text:style-name="T14">a</text:span><text:span text:style-name="T10">udio</text:span><text:span text:style-name="T14">p</text:span><text:span text:style-name="T10">layer</text:span><text:span text:style-name="T9">_</text:span><text:span text:style-name="T14">i</text:span><text:span text:style-name="T10">nit</text:span><text:span text:style-name="T12">(</text:span><text:span text:style-name="T13">int argc, char *argv[]</text:span><text:span text:style-name="T12">)</text:span></text:p>
      <text:p text:style-name="P8"><text:span text:style-name="T15"><text:s text:c="4"/></text:span><text:span text:style-name="T9">Description:</text:span><text:span text:style-name="T5"> This API initializes the PCM device,sets the parameters and creates the play-list </text:span></text:p>
      <text:p text:style-name="P8"><text:span text:style-name="T15"><text:s text:c="4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pan text:style-name="T15"><text:s text:c="8"/></text:span><text:span text:style-name="T17">INIT</text:span><text:span text:style-name="T5">_SUCCESS - This is returned on successful execution of API</text:span></text:p>
      <text:p text:style-name="P8"><text:span text:style-name="T15"><text:s text:c="8"/></text:span><text:span text:style-name="T17">INIT</text:span><text:span text:style-name="T5">_FILE(S)_NOT_FOUND - returned if file(s) are not found</text:span></text:p>
      <text:p text:style-name="P11"><text:s text:c="4"/></text:p>
      <text:p text:style-name="P19"><text:span text:style-name="T15"><text:s text:c="5"/></text:span><text:span text:style-name="T6">status </text:span><text:span text:style-name="T7">cml</text:span><text:span text:style-name="T8">_</text:span><text:span text:style-name="T7">a</text:span><text:span text:style-name="T8">udio</text:span><text:span text:style-name="T7">p</text:span><text:span text:style-name="T8">layer</text:span><text:span text:style-name="T10">_</text:span><text:span text:style-name="T9">play(char *filename[ ])</text:span></text:p>
      <text:p text:style-name="P8"><text:span text:style-name="T15"><text:s text:c="2"/></text:span><text:span text:style-name="T6"><text:s text:c="2"/></text:span><text:span text:style-name="T9">Description:</text:span><text:span text:style-name="T5"> This API fetches the file handle of the first file in the internal play-list and starts the playback</text:span></text:p>
      <text:p text:style-name="P8"><text:span text:style-name="T15"><text:s text:c="4"/></text:span><text:span text:style-name="T9">Returns status</text:span></text:p>
      <text:p text:style-name="P8"><text:span text:style-name="T15"><text:s text:c="5"/></text:span><text:span text:style-name="T17">PLAY</text:span><text:span text:style-name="T16">_SUCCESS:0</text:span></text:p>
      <text:p text:style-name="P12"><text:s text:c="5"/>ON failure it returns -EPIPE </text:p>
      <text:p text:style-name="P7"/>
      <text:p text:style-name="P16"><text:span text:style-name="T28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<text:span text:style-name="T27">_pause_</text:span><text:span text:style-name="T29">resume</text:span><text:span text:style-name="T27">(int val)</text:span></text:p>
      <text:p text:style-name="P8"><text:span text:style-name="T15"><text:s text:c="3"/></text:span><text:span text:style-name="T6"><text:s/></text:span><text:span text:style-name="T9">Description: </text:span><text:span text:style-name="T5">This API toggles the playback between pause and </text:span><text:span text:style-name="T23">resume</text:span><text:span text:style-name="T5"> depending on the val being sent.</text:span></text:p>
      <text:p text:style-name="P8"><text:span text:style-name="T15"><text:s text:c="2"/></text:span><text:span text:style-name="T6"><text:s text:c="2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pan text:style-name="T15"><text:s text:c="8"/></text:span><text:span text:style-name="T17">PR</text:span><text:span text:style-name="T5">_SUCCESS - This is returned on successful execution of API</text:span></text:p>
      <text:p text:style-name="P9"><text:span text:style-name="T15"><text:s text:c="8"/></text:span><text:span text:style-name="T17">PR_</text:span><text:span text:style-name="T16">ON_FAILURE :audio cannot paused.</text:span></text:p>
      <text:p text:style-name="P13"><text:s text:c="35"/></text:p>
      <text:p text:style-name="P19"><text:span text:style-name="T10">status </text:span><text:span text:style-name="T14">cml</text:span><text:span text:style-name="T10">_</text:span><text:span text:style-name="T14">a</text:span><text:span text:style-name="T10">udio</text:span><text:span text:style-name="T14">p</text:span><text:span text:style-name="T10">layer_volume_control</text:span><text:span text:style-name="T9">(</text:span><text:span text:style-name="T11">long </text:span><text:span text:style-name="T9">val)</text:span></text:p>
      <text:p text:style-name="P8"><text:span text:style-name="T15"><text:s text:c="4"/></text:span><text:span text:style-name="T9">Description: </text:span><text:span text:style-name="T5">This API increases or decreases the volume depending on the </text:span><text:span text:style-name="T23">key pressed by the user.</text:span><text:span text:style-name="T5">.</text:span></text:p>
      <text:p text:style-name="P8"><text:span text:style-name="T15"><text:s text:c="4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pan text:style-name="T15"><text:s text:c="8"/></text:span><text:span text:style-name="T17">V</text:span><text:span text:style-name="T5">_SUCCESS - This is returned on successful execution of API</text:span></text:p>
      <text:p text:style-name="P8"><text:span text:style-name="T15"><text:s text:c="8"/></text:span><text:span text:style-name="T17">V</text:span><text:span text:style-name="T5">_</text:span><text:span text:style-name="T23">UNDERFLOW</text:span><text:span text:style-name="T5"> - returned if volume decreased below 10%</text:span></text:p>
      <text:p text:style-name="P8"><text:span text:style-name="T15"><text:s text:c="8"/></text:span><text:span text:style-name="T17">V</text:span><text:span text:style-name="T5">_</text:span><text:span text:style-name="T23">OVERFLOW</text:span><text:span text:style-name="T5"> – returned if volume increased above 100%</text:span></text:p>
      <text:p text:style-name="P7"/>
      <text:p text:style-name="P7"><text:soft-page-break/></text:p>
      <text:p text:style-name="P16"><text:span text:style-name="T28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_play_next_file</text:span><text:span text:style-name="T27">(</text:span><text:span text:style-name="T30">char *curfilename[]</text:span><text:span text:style-name="T27"> ) </text:span></text:p>
      <text:p text:style-name="P8"><text:span text:style-name="T15"><text:s text:c="3"/></text:span><text:span text:style-name="T6"><text:s/></text:span><text:span text:style-name="T9">Description: </text:span><text:span text:style-name="T5">This API jumps the play-back to the next track in the play-list</text:span></text:p>
      <text:p text:style-name="P8"><text:span text:style-name="T15"><text:s text:c="4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pan text:style-name="T15"><text:s text:c="8"/></text:span><text:span text:style-name="T17">PN</text:span><text:span text:style-name="T5">_SUCCESS - This is returned on successful execution of API</text:span></text:p>
      <text:p text:style-name="P8"><text:span text:style-name="T15"><text:s text:c="7"/></text:span><text:span text:style-name="T17">PN_</text:span><text:span text:style-name="T5">ENDOF_PLAYLIST - returned if the play-back is at the end of the play-list</text:span></text:p>
      <text:p text:style-name="P17"><text:span text:style-name="T28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_play_prev_file</text:span><text:span text:style-name="T27">(</text:span><text:span text:style-name="T30">char *</text:span><text:span text:style-name="T31">cur</text:span><text:span text:style-name="T30">filename[]</text:span><text:span text:style-name="T27"> ) </text:span></text:p>
      <text:p text:style-name="P8"><text:span text:style-name="T15"><text:s text:c="3"/></text:span><text:span text:style-name="T6"><text:s/></text:span><text:span text:style-name="T9">Description:</text:span><text:span text:style-name="T5"> This API jumps the play-back to the previous track in the play-list</text:span></text:p>
      <text:p text:style-name="P8"><text:span text:style-name="T15"><text:s text:c="3"/></text:span><text:span text:style-name="T6"><text:s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pan text:style-name="T15"><text:s text:c="7"/></text:span><text:span text:style-name="T17">PP_</text:span><text:span text:style-name="T15"> </text:span><text:span text:style-name="T5">WAV_SUCCESS - This is returned on successful execution of API </text:span><text:span text:style-name="T15"><text:s text:c="14"/></text:span><text:span text:style-name="T17">PP_</text:span><text:span text:style-name="T5">BEGINOF_PLAYLIST - returned if the play-back is at the beginning of the play-list</text:span></text:p>
      <text:p text:style-name="P17"><text:span text:style-name="T28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_seek_forward</text:span><text:span text:style-name="T27">( ) </text:span></text:p>
      <text:p text:style-name="P8"><text:span text:style-name="T15"><text:s text:c="4"/></text:span><text:span text:style-name="T9">Description:</text:span><text:span text:style-name="T5"> This API seeks the play-back forward.</text:span></text:p>
      <text:p text:style-name="P8"><text:span text:style-name="T15"><text:s text:c="4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10"><text:span text:style-name="T15"><text:s text:c="8"/></text:span><text:span text:style-name="T17">S</text:span><text:span text:style-name="T18">F</text:span><text:span text:style-name="T17">_</text:span><text:span text:style-name="T5">SUCCESS - This is returned on successful execution of A</text:span></text:p>
      <text:p text:style-name="P10"><text:span text:style-name="T15"><text:s text:c="5"/></text:span><text:span text:style-name="T18">SF_</text:span><text:span text:style-name="T15"> </text:span><text:span text:style-name="T18">REACHED_EOF</text:span><text:span text:style-name="T5"> - returned if the play-back is at the end of audio</text:span></text:p>
      <text:p text:style-name="P17"><text:span text:style-name="T29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<text:span text:style-name="T27">_seek_back()</text:span></text:p>
      <text:p text:style-name="P8"><text:span text:style-name="T15"><text:s text:c="4"/></text:span><text:span text:style-name="T9">Description: </text:span><text:span text:style-name="T5">This API seeks the play-back backward.</text:span></text:p>
      <text:p text:style-name="P8"><text:span text:style-name="T15"><text:s text:c="4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pan text:style-name="T15"><text:s text:c="8"/></text:span><text:span text:style-name="T18">SB</text:span><text:span text:style-name="T5">_SUCCESS - This is returned on successful execution of API</text:span></text:p>
      <text:p text:style-name="P8"><text:span text:style-name="T15"><text:s text:c="7"/></text:span><text:span text:style-name="T18">SB</text:span><text:span text:style-name="T5">_</text:span><text:span text:style-name="T24">STARTOF</text:span><text:span text:style-name="T5">_</text:span><text:span text:style-name="T24">AUDIO</text:span><text:span text:style-name="T5"> - returned if the play-back is at the beginning of audio</text:span></text:p>
      <text:p text:style-name="P7"/>
      <text:p text:style-name="P7"/>
      <text:p text:style-name="P18"><text:span text:style-name="T25">status cml_audioplayer_</text:span>seek_t<text:span text:style-name="T25">o</text:span>(int <text:span text:style-name="T26">sec</text:span> )</text:p>
      <text:p text:style-name="P8"><text:span text:style-name="T15"><text:s text:c="4"/></text:span><text:span text:style-name="T9">Description:</text:span><text:span text:style-name="T5"> This API seeks the play-back to the particular time-stamp given by sec.</text:span></text:p>
      <text:p text:style-name="P8"><text:span text:style-name="T15"><text:s text:c="4"/></text:span><text:span text:style-name="T9">Returns status</text:span></text:p>
      <text:p text:style-name="P8"><text:span text:style-name="T15"><text:s text:c="8"/></text:span><text:span text:style-name="T5">The following Error codes are returned :</text:span></text:p>
      <text:p text:style-name="P8"><text:soft-page-break/><text:span text:style-name="T15"><text:s text:c="8"/></text:span><text:span text:style-name="T18">ST</text:span><text:span text:style-name="T5">_SUCCESS - This is returned on successful execution of API</text:span></text:p>
      <text:p text:style-name="P8"><text:span text:style-name="T15"><text:s text:c="8"/></text:span><text:span text:style-name="T18">ST</text:span><text:span text:style-name="T5">_INVALID_TIME - returned if a invalid time-stamp is entered</text:span></text:p>
      <text:p text:style-name="P7"/>
      <text:p text:style-name="P7"/>
      <text:p text:style-name="P18"><text:span text:style-name="T25">status cml_audioplayer _</text:span>playback_stop( )</text:p>
      <text:p text:style-name="P8"><text:span text:style-name="T19"><text:s text:c="4"/></text:span><text:span text:style-name="T9">Description: </text:span><text:span text:style-name="T21">This API stops the play-back,clears the buffer,closes the device and </text:span><text:span text:style-name="T22">cancel</text:span><text:span text:style-name="T21"> the <text:tab/>playback_thread</text:span></text:p>
      <text:p text:style-name="P8"><text:span text:style-name="T19"><text:s text:c="4"/></text:span><text:span text:style-name="T9">Returns status</text:span></text:p>
      <text:p text:style-name="P8"><text:span text:style-name="T19"><text:s text:c="8"/></text:span><text:span text:style-name="T21">The following Error codes are returned :</text:span></text:p>
      <text:p text:style-name="P8"><text:span text:style-name="T19"><text:s text:c="8"/></text:span><text:span text:style-name="T20">S</text:span><text:span text:style-name="T21">_SUCCESS - This is returned on successful execution of API</text:span></text:p>
      <text:p text:style-name="P15"><text:s text:c="8"/></text:p>
      <text:p text:style-name="P22"><text:s text:c="12"/><text:span text:style-name="T27">status </text:span><text:span text:style-name="T33">cml</text:span><text:span text:style-name="T27">_</text:span><text:span text:style-name="T33">a</text:span><text:span text:style-name="T27">udio</text:span><text:span text:style-name="T33">p</text:span><text:span text:style-name="T27">layer</text:span><text:span text:style-name="T35">_checkInput (int argc,char*argv[])</text:span></text:p>
      <text:p text:style-name="P21"><text:s text:c="5"/><text:span text:style-name="T27">Description: </text:span><text:span text:style-name="T32">t</text:span><text:span text:style-name="T36">his API checks the input entered by the user based on that it will return the following status</text:span></text:p>
      <text:p text:style-name="P21"/>
      <text:p text:style-name="P23">Return status</text:p>
      <text:p text:style-name="P23"><text:s text:c="3"/></text:p>
      <text:p text:style-name="P23"><text:s text:c="15"/>The following status Code is returned</text:p>
      <text:p text:style-name="P23">CI_SUCCESS-This is returned on valid inputs.</text:p>
      <text:p text:style-name="P23">On Invalid cases it will return the following error codes</text:p>
      <text:p text:style-name="P23"/>
      <text:p text:style-name="P23">enum CI_Status {</text:p>
      <text:p text:style-name="P23"><text:s/>“SUCCESS”=CI0,</text:p>
      <text:p text:style-name="P23">”INVALID FILE_EXTENSION”,</text:p>
      <text:p text:style-name="P23">”INVALID PLAY LIST_EXTENSION”,</text:p>
      <text:p text:style-name="P23">INVALID KEY_FOR_SHUFFLE”,</text:p>
      <text:p text:style-name="P23">”EMPTY_PATH”,”CORRUPTED_FILES”</text:p>
      <text:p text:style-name="P23">}</text:p>
      <text:p text:style-name="P20"><text:s text:c="6"/></text:p>
      <text:p text:style-name="P25"><text:span text:style-name="T27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_shuffle(struct *f)</text:p>
      <text:p text:style-name="P24"/>
      <text:p text:style-name="P25"><text:span text:style-name="T27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_create_playlist(int argc,char *argv[])</text:p>
      <text:p text:style-name="P24"><text:s/></text:p>
      <text:p text:style-name="P25"><text:span text:style-name="T27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_get_key()</text:p>
      <text:p text:style-name="P24"/>
      <text:p text:style-name="P25"><text:span text:style-name="T27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_header_info(struct *f)</text:p>
      <text:p text:style-name="P24"/>
      <text:p text:style-name="P25"><text:span text:style-name="T27">status </text:span><text:span text:style-name="T33">cml</text:span><text:span text:style-name="T28">_</text:span><text:span text:style-name="T33">a</text:span><text:span text:style-name="T28">udio</text:span><text:span text:style-name="T33">p</text:span><text:span text:style-name="T28">layer</text:span>_check_info();</text:p>
      <text:p text:style-name="P24"/>
      <text:p text:style-name="P26"><text:span text:style-name="T27">status cml</text:span><text:span text:style-name="T28">_</text:span><text:span text:style-name="T27">a</text:span><text:span text:style-name="T28">udio</text:span><text:span text:style-name="T27">p</text:span><text:span text:style-name="T28">layer</text:span>_check_stat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1:27:12.714736959</meta:creation-date>
    <meta:generator>LibreOffice/5.1.6.2$Linux_X86_64 LibreOffice_project/10m0$Build-2</meta:generator>
    <dc:date>2019-08-21T17:55:04.294117743</dc:date>
    <meta:editing-duration>PT3H50M22S</meta:editing-duration>
    <meta:editing-cycles>9</meta:editing-cycles>
    <meta:document-statistic meta:table-count="1" meta:image-count="0" meta:object-count="0" meta:page-count="4" meta:paragraph-count="125" meta:word-count="555" meta:character-count="4424" meta:non-whitespace-character-count="3568"/>
  </office:meta>
</office:document-meta>
</file>